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in" fo:margin-left="0in" fo:margin-top="0in" fo:margin-bottom="0in" fo:break-before="auto" fo:break-after="auto" table:align="left"/>
    </style:style>
    <style:style style:name="Table1.A" style:family="table-column">
      <style:table-column-properties style:column-width="2.25in"/>
    </style:style>
    <style:style style:name="Table1.1" style:family="table-row">
      <style:table-row-properties fo:keep-together="auto"/>
    </style:style>
    <style:style style:name="Table1.A1" style:family="table-cell">
      <style:table-cell-properties style:vertical-align="" fo:padding="0.0694in" fo:border-left="none" fo:border-right="1pt solid #000000" fo:border-top="none" fo:border-bottom="1pt solid #000000"/>
    </style:style>
    <style:style style:name="Table1.B1" style:family="table-cell">
      <style:table-cell-properties style:vertical-align="" fo:padding="0.0694in" fo:border="1pt solid #000000"/>
    </style:style>
    <style:style style:name="Table1.2" style:family="table-row">
      <style:table-row-properties style:min-row-height="2.1146in" fo:keep-together="auto"/>
    </style:style>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Text_20_body">
      <style:text-properties officeooo:rsid="000ad1b5" officeooo:paragraph-rsid="000ad1b5"/>
    </style:style>
    <style:style style:name="P4" style:family="paragraph" style:parent-style-name="Heading_20_2" style:master-page-name="Standard">
      <style:paragraph-properties fo:text-align="center" style:justify-single-word="false" style:page-number="1"/>
      <style:text-properties style:font-name="Google Sans" style:font-name-asian="Google Sans1" style:font-name-complex="Google Sans1"/>
    </style:style>
    <style:style style:name="P5" style:family="paragraph" style:parent-style-name="Heading_20_3">
      <style:paragraph-properties fo:line-height="100%" fo:orphans="0" fo:widows="0"/>
      <style:text-properties style:font-name="Google Sans" fo:font-weight="bold" style:font-name-asian="Google Sans1" style:font-weight-asian="bold" style:font-name-complex="Google Sans1"/>
    </style:style>
    <style:style style:name="P6" style:family="paragraph" style:parent-style-name="Standard">
      <style:paragraph-properties fo:line-height="100%" fo:orphans="0" fo:widows="0"/>
      <style:text-properties style:font-name="Google Sans" fo:font-size="14pt" fo:font-weight="bold" style:font-name-asian="Google Sans1" style:font-size-asian="14pt" style:font-weight-asian="bold" style:font-name-complex="Google Sans1" style:font-size-complex="14pt"/>
    </style:style>
    <style:style style:name="P7" style:family="paragraph" style:parent-style-name="Standard">
      <style:text-properties officeooo:rsid="000ad1b5" officeooo:paragraph-rsid="000ad1b5"/>
    </style:style>
    <style:style style:name="P8" style:family="paragraph" style:parent-style-name="Standard">
      <style:text-properties officeooo:rsid="000b0daa" officeooo:paragraph-rsid="000b0daa"/>
    </style:style>
    <style:style style:name="P9" style:family="paragraph" style:parent-style-name="Standard">
      <style:text-properties officeooo:rsid="000c9942" officeooo:paragraph-rsid="000c9942"/>
    </style:style>
    <style:style style:name="P10" style:family="paragraph" style:parent-style-name="Standard">
      <style:text-properties officeooo:paragraph-rsid="000cab6e"/>
    </style:style>
    <style:style style:name="P11" style:family="paragraph" style:parent-style-name="Standard">
      <style:text-properties officeooo:rsid="000ea700" officeooo:paragraph-rsid="000ea700"/>
    </style:style>
    <style:style style:name="P12" style:family="paragraph" style:parent-style-name="Standard">
      <style:text-properties officeooo:rsid="000fa75e" officeooo:paragraph-rsid="000fa75e"/>
    </style:style>
    <style:style style:name="P13" style:family="paragraph" style:parent-style-name="Standard">
      <style:text-properties officeooo:rsid="000fc948" officeooo:paragraph-rsid="000fc948"/>
    </style:style>
    <style:style style:name="P14" style:family="paragraph" style:parent-style-name="Standard">
      <style:text-properties officeooo:rsid="00113f22" officeooo:paragraph-rsid="00113f22"/>
    </style:style>
    <style:style style:name="P15" style:family="paragraph" style:parent-style-name="Standard" style:list-style-name="WWNum2">
      <style:paragraph-properties fo:margin-left="0.5in" fo:margin-right="0in" fo:line-height="100%" fo:orphans="0" fo:widows="0" fo:text-indent="-0.25in" style:auto-text-indent="false"/>
      <style:text-properties style:font-name="Google Sans" fo:font-style="italic" style:font-name-asian="Google Sans1" style:font-style-asian="italic" style:font-name-complex="Google Sans1"/>
    </style:style>
    <style:style style:name="P16" style:family="paragraph" style:parent-style-name="Standard" style:list-style-name="WWNum1">
      <style:paragraph-properties fo:margin-left="0.5in" fo:margin-right="0in" fo:line-height="100%" fo:orphans="0" fo:widows="0" fo:text-indent="-0.25in" style:auto-text-indent="false"/>
      <style:text-properties style:font-name="Google Sans" fo:font-style="italic" style:font-name-asian="Google Sans1" style:font-style-asian="italic" style:font-name-complex="Google Sans1"/>
    </style:style>
    <style:style style:name="P17" style:family="paragraph" style:parent-style-name="Standard" style:list-style-name="WWNum3">
      <style:paragraph-properties fo:margin-left="0.5in" fo:margin-right="0in" fo:line-height="100%" fo:orphans="0" fo:widows="0" fo:text-indent="-0.25in" style:auto-text-indent="false"/>
      <style:text-properties style:font-name="Google Sans" fo:font-style="italic" style:font-name-asian="Google Sans1" style:font-style-asian="italic" style:font-name-complex="Google Sans1"/>
    </style:style>
    <style:style style:name="P18" style:family="paragraph">
      <loext:graphic-properties draw:fill="solid" draw:fill-color="#a0a0a0"/>
      <style:paragraph-properties fo:text-align="center"/>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style>
    <style:style style:name="T3" style:family="text">
      <style:text-properties officeooo:rsid="000cab6e"/>
    </style:style>
    <style:style style:name="T4" style:family="text">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 style:family="text">
      <style:text-properties officeooo:rsid="001278f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7nlk2ynsm6vx"/>Access controls worksheet</text:p>
      <text:p text:style-name="Standard"><draw:rect text:anchor-type="as-char" style:rel-width="100%" draw:z-index="0" draw:name="Shape1" draw:style-name="gr1" draw:text-style-name="P18" svg:width="0.0012in" svg:height="0.0213in"><text:p/></draw:rect></text:p>
      <text:p text:style-name="Standard"/>
      <text:p text:style-name="Standard"/>
      <table:table table:name="Table1" table:style-name="Table1">
        <table:table-column table:style-name="Table1.A" table:number-columns-repeated="4"/>
        <table:table-row table:style-name="Table1.1">
          <table:table-cell table:style-name="Table1.A1" office:value-type="string">
            <text:p text:style-name="P2"/>
          </table:table-cell>
          <table:table-cell table:style-name="Table1.B1" office:value-type="string">
            <text:p text:style-name="P5"><text:bookmark text:name="_rqizykdowjbx"/>Note(s)</text:p>
          </table:table-cell>
          <table:table-cell table:style-name="Table1.B1" office:value-type="string">
            <text:p text:style-name="P5"><text:bookmark text:name="_p472q8avw9cl"/>Issue(s)</text:p>
          </table:table-cell>
          <table:table-cell table:style-name="Table1.B1" office:value-type="string">
            <text:p text:style-name="P5"><text:bookmark text:name="_20luanqy86lg"/>Recommendation(s)</text:p>
          </table:table-cell>
        </table:table-row>
        <table:table-row table:style-name="Table1.2">
          <table:table-cell table:style-name="Table1.B1" office:value-type="string">
            <text:p text:style-name="P6">Authorization /authentication</text:p>
          </table:table-cell>
          <table:table-cell table:style-name="Table1.B1" office:value-type="string">
            <text:p text:style-name="P1"><text:span text:style-name="T2">Objective:</text:span><text:span text:style-name="T1"> List 1-2 pieces of information that can help identify the threat:</text:span></text:p>
            <text:list xml:id="list3482166067" text:style-name="WWNum2">
              <text:list-item>
                <text:p text:style-name="P15">Who caused this incident?</text:p>
              </text:list-item>
              <text:list-item>
                <text:p text:style-name="P15">When did it occur?</text:p>
              </text:list-item>
              <text:list-item>
                <text:p text:style-name="P15">What device was used?</text:p>
              </text:list-item>
            </text:list>
          </table:table-cell>
          <table:table-cell table:style-name="Table1.B1" office:value-type="string">
            <text:p text:style-name="P1"><text:span text:style-name="T2">Objective:</text:span><text:span text:style-name="T1"> Based on your notes, list 1-2 authorization issues:</text:span></text:p>
            <text:list xml:id="list3023066719" text:style-name="WWNum1">
              <text:list-item>
                <text:p text:style-name="P16">What level of access did the user have?</text:p>
              </text:list-item>
              <text:list-item>
                <text:p text:style-name="P16">Should their account be active?</text:p>
              </text:list-item>
            </text:list>
          </table:table-cell>
          <table:table-cell table:style-name="Table1.B1" office:value-type="string">
            <text:p text:style-name="P1"><text:span text:style-name="T2">Objective:</text:span><text:span text:style-name="T1"> Make at least 1 recommendation that could prevent this kind of incident:</text:span></text:p>
            <text:list xml:id="list1672033574" text:style-name="WWNum3">
              <text:list-item>
                <text:p text:style-name="P17">Which technical, operational, or managerial controls could help?</text:p>
              </text:list-item>
            </text:list>
          </table:table-cell>
        </table:table-row>
      </table:table>
      <text:p text:style-name="Standard"/>
      <text:p text:style-name="P7">SCENARIO:</text:p>
      <text:p text:style-name="P7"/>
      <text:p text:style-name="P3">You’re the first cybersecurity professional hired by a growing business.</text:p>
      <text:p text:style-name="Text_20_body">Recently, a deposit was made from the business to an unknown bank account. The finance manager says they didn’t make a mistake. Fortunately, they were able to stop the payment. The owner has asked you to investigate what happened to prevent any future incidents.</text:p>
      <text:p text:style-name="Text_20_body">To do this, you’ll need to do some accounting on the incident to better understand what happened. First, you will review the access log of the incident. Next, you will take notes that can help you identify a possible threat actor. Then, you will spot issues with the access controls that were exploited by the user. Finally, you will recommend mitigations that can improve the business' access controls and reduce the likelihood that this incident reoccurs.</text:p>
      <text:p text:style-name="P8"><text:soft-page-break/>OBJECTIVE:</text:p>
      <text:p text:style-name="P8">1)Who caused the incident: <text:s/>Robert Taylor Jr, Role: Legal Attorney</text:p>
      <text:p text:style-name="P9">2)When did it occur: 08/30/2019</text:p>
      <text:p text:style-name="P10"><text:span text:style-name="T3">3)What device was used: Device Name = </text:span><text:span text:style-name="T4">Up2-NoGud</text:span></text:p>
      <text:p text:style-name="P11">4)What level of access did they have: Admin privileges</text:p>
      <text:p text:style-name="P12">5)Should their account be active: No, based on end accces date of 12/27/2019</text:p>
      <text:p text:style-name="P13"/>
      <text:p text:style-name="P14">Recommendation<text:span text:style-name="T5">(s)</text:span>:</text:p>
      <text:p text:style-name="P14">Technical Control: Apply priniciple of least privilege to non-technical roles. Institute MFA for SSO</text:p>
      <text:p text:style-name="P14">Operational Control: Implicit deny login without VPN access. Limit session times to as necessary</text:p>
      <text:p text:style-name="P14">Managerial Control: Implement culture of security awareness. Provide continuous security education among employe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Google Sans" fo:font-family="'Google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date>2023-11-11T07:24:28.581000000</dc:date>
    <meta:editing-duration>PT20M39S</meta:editing-duration>
    <meta:editing-cycles>9</meta:editing-cycles>
    <meta:document-statistic meta:table-count="1" meta:image-count="0" meta:object-count="0" meta:page-count="2" meta:paragraph-count="29" meta:word-count="300" meta:character-count="1924" meta:non-whitespace-character-count="1657"/>
  </office:meta>
</office:document-meta>
</file>